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FallbackEntityResolver.resolveSchema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EntityResolverTests.resolveEntityCallsFallbackThatReturnsInputSourc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OpResourceLoader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EntityResolverTests.resolveEntityCallsFallbackThatReturnsNull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EntityResolverTests.resolveEntityDoesNotCallFallbackIfNotSchema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bleFallbackEntityResolver.ConfigurableFallbackEntityResolver( @ Nullable InputSource retur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bleFallbackEntityResolver.ConfigurableFallbackEntityResolver( boolean shouldTh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EntityResolverTests.resolveEntityCallsFallbackThatThrowsException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OpResourceLoader.getResource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